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3.083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978cm" fo:min-width="57.504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95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0.105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3.5cm"/>
    </style:style>
    <style:style style:name="gr34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7.504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7.504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7" style:family="graphic" style:parent-style-name="objectwithoutfill">
      <style:graphic-properties svg:stroke-width="0cm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1.548cm" fo:min-width="2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83cm" svg:height="1.6cm" svg:x="23.617cm" svg:y="1.9cm">
          <draw:text-box>
            <text:p><text:span text:style-name="T1"><text:file-name text:display="name">005-009-QMXAtomSurf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3cm" svg:y1="68.351cm" svg:x2="21.697cm" svg:y2="67.471cm" draw:start-shape="id1" draw:start-glue-point="1" draw:end-shape="id2" draw:end-glue-point="6" svg:d="M18300 68351l3397-880" svg:viewBox="0 0 3398 881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.096cm" svg:y="71.274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96cm" svg:y="71.27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3">QMReset</text:span></text:p>
        </draw:connector>
        <draw:connector draw:style-name="gr13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3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296cm" svg:y="70.872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396cm" svg:y="70.872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3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5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596cm" svg:y="66.97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696cm" svg:y="66.97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19.596cm" svg:y="71.97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1.97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9.596cm" svg:y="72.27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2.27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9.596cm" svg:y="72.57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1.796cm" svg:y="72.87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9.596cm" svg:y="72.87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0.696cm" svg:y="72.872cm">
                <text:p text:style-name="P9"><text:span text:style-name="T3">2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45.996cm" svg:y="72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47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5.996cm" svg:y="72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7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996cm" svg:y="73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8.196cm" svg:y="73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6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096cm" svg:y="73.67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3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7.096cm" svg:y="73.372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6" draw:text-style-name="P10" draw:layer="layout" svg:width="0.8cm" svg:height="0.3cm" svg:x="49.796cm" svg:y="67.7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7.77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9.796cm" svg:y="68.0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8.0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9.796cm" svg:y="68.3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1.996cm" svg:y="68.9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9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896cm" svg:y="68.9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6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0.896cm" svg:y="68.672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37.896cm" svg:y="58.3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5.696cm" svg:y="58.37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6.796cm" svg:y="58.37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1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5.696cm" svg:y="71.274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.796cm" svg:y="71.274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2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3">QMLevel</text:span></text:p>
        </draw:connector>
        <draw:connector draw:style-name="gr13" draw:text-style-name="P7" xml:id="id64" draw:id="id64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2.172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3.697cm" svg:y="71.8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1.872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cm" svg:y="43.933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8cm" svg:y="43.933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3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1cm" svg:y="45.6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2cm" svg:y="45.63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3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2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6">Transfer</text:span></text:p>
        </draw:connector>
        <draw:g xml:id="id24" draw:id="id24">
          <draw:g>
            <draw:custom-shape draw:style-name="gr7" draw:text-style-name="P10" draw:layer="ConfigLayout" svg:width="0.8cm" svg:height="0.3cm" svg:x="6.696cm" svg:y="50.2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6.696cm" svg:y="51.17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96cm" svg:y="51.17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2.751cm" svg:y2="47.732cm" draw:start-shape="id2" draw:start-glue-point="6" draw:end-shape="id22" draw:end-glue-point="8" svg:d="M21697 67471l-8946-19739" svg:viewBox="0 0 8947 19740">
          <text:p/>
        </draw:connector>
        <draw:custom-shape draw:style-name="gr5" draw:text-style-name="P6" xml:id="id23" draw:id="id23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1.727cm" svg:y2="51.758cm" draw:start-shape="id2" draw:start-glue-point="6" draw:end-shape="id23" draw:end-glue-point="9" svg:d="M21697 67471l-9970-15713" svg:viewBox="0 0 9971 15714">
          <text:p/>
        </draw:connector>
        <draw:connector draw:style-name="gr12" draw:text-style-name="P7" draw:layer="ConfigLayout" draw:type="line" svg:x1="12.751cm" svg:y1="47.232cm" svg:x2="13.273cm" svg:y2="45.858cm" draw:start-shape="id22" draw:end-shape="id21" draw:end-glue-point="7" svg:d="M12751 47232l522-1374" svg:viewBox="0 0 523 1375">
          <text:p text:style-name="P9"><text:span text:style-name="T6">Transfer</text:span></text:p>
        </draw:connector>
        <draw:connector draw:style-name="gr13" draw:text-style-name="P7" draw:layer="ConfigLayout" draw:type="line" svg:x1="9.996cm" svg:y1="50.871cm" svg:x2="11.3cm" svg:y2="51.581cm" draw:start-shape="id24" draw:start-glue-point="1" draw:end-shape="id23" draw:end-glue-point="6" svg:d="M9996 50871l1304 710" svg:viewBox="0 0 1305 711">
          <text:p/>
        </draw:connector>
        <draw:connector draw:style-name="gr12" draw:text-style-name="P7" draw:layer="ConfigLayout" draw:type="line" svg:x1="11.951cm" svg:y1="49.232cm" svg:x2="12.574cm" svg:y2="47.659cm" draw:start-shape="id25" draw:start-glue-point="4" draw:end-shape="id22" draw:end-glue-point="7" svg:d="M11951 49232l623-1573" svg:viewBox="0 0 624 1574">
          <text:p text:style-name="P9"><text:span text:style-name="T6">Transfer</text:span></text:p>
        </draw:connector>
        <draw:connector draw:style-name="gr12" draw:text-style-name="P7" draw:layer="ConfigLayout" draw:type="line" svg:x1="11.55cm" svg:y1="51.331cm" svg:x2="11.774cm" svg:y2="49.659cm" draw:start-shape="id23" draw:start-glue-point="4" draw:end-shape="id25" draw:end-glue-point="7" svg:d="M11550 51331l224-1672" svg:viewBox="0 0 225 1673">
          <text:p text:style-name="P9"><text:span text:style-name="T6">Transfer</text:span></text:p>
        </draw:connector>
        <draw:connector draw:style-name="gr15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28.15cm" svg:y2="43.6cm" draw:start-shape="id5" draw:start-glue-point="4" draw:end-shape="id26" draw:end-glue-point="8" svg:d="M23447 69373c0-19329 4703-6443 4703-25773" svg:viewBox="0 0 4704 25774">
          <text:p text:style-name="P9"><text:span text:style-name="T3">Reset</text:span></text:p>
        </draw:connector>
        <draw:connector draw:style-name="gr13" draw:text-style-name="P7" draw:layer="ConfigLayout" draw:type="line" svg:x1="25.85cm" svg:y1="23.804cm" svg:x2="28.001cm" svg:y2="26.101cm" draw:start-shape="id27" draw:start-glue-point="2" draw:end-shape="id28" draw:end-glue-point="4" svg:d="M25850 23804l2151 2297" svg:viewBox="0 0 2152 2298">
          <text:p/>
        </draw:connector>
        <draw:g xml:id="id29" draw:id="id29">
          <draw:g>
            <draw:custom-shape draw:style-name="gr16" draw:text-style-name="P10" draw:layer="ConfigLayout" svg:width="0.8cm" svg:height="0.3cm" svg:x="23.8cm" svg:y="33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3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8cm" svg:y="33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6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8cm" svg:y="3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cm" svg:y="3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6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9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9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5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5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8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8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3.8cm" svg:y1="34.749cm" svg:x2="19.399cm" svg:y2="36.132cm" draw:start-shape="id29" draw:start-glue-point="3" draw:end-shape="id19" draw:end-glue-point="5" svg:d="M23800 34749l-4401 1383" svg:viewBox="0 0 4402 1384">
          <text:p/>
        </draw:connector>
        <draw:connector draw:style-name="gr15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3">FidelityScore:0 2</text:span></text:p>
        </draw:connector>
        <draw:connector draw:style-name="gr15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.1cm" svg:y="3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031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.1cm" svg:y="3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331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.1cm" svg:y="3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.1cm" svg:y="34.233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.8cm" svg:y="34.233cm">
                <text:p text:style-name="P9"><text:span text:style-name="T6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.3cm" svg:y="3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.1cm" svg:y="33.93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.2cm" svg:y="33.933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.4cm" svg:y1="33.782cm" svg:x2="4.7cm" svg:y2="35.581cm" draw:start-shape="id30" draw:start-glue-point="1" draw:end-shape="id31" draw:end-glue-point="6" svg:d="M4400 33782l300 1799" svg:viewBox="0 0 301 1800">
          <text:p/>
        </draw:connector>
        <draw:connector draw:style-name="gr12" draw:text-style-name="P10" draw:layer="ConfigLayout" draw:type="line" svg:x1="16.927cm" svg:y1="35.458cm" svg:x2="19.399cm" svg:y2="36.132cm" draw:start-shape="id32" draw:start-glue-point="9" draw:end-shape="id19" draw:end-glue-point="5" svg:d="M16927 35458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FidelityScore:0 2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23.27cm" svg:y1="69.446cm" svg:x2="4.95cm" svg:y2="35.831cm" draw:start-shape="id5" draw:start-glue-point="5" draw:end-shape="id31" draw:end-glue-point="8" svg:d="M23270 69446c0-13089-18320 3718-18320-33615" svg:viewBox="0 0 18321 33616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4.6cm" svg:y="30.6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63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.6cm" svg:y="30.9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93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.6cm" svg:y="31.2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833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8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53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5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133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1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433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433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733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733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3.033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3.033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6.25cm" svg:y1="33.333cm" svg:x2="7.251cm" svg:y2="34.932cm" draw:start-shape="id33" draw:end-shape="id34" draw:end-glue-point="4" svg:d="M6250 33333l1001 1599" svg:viewBox="0 0 1002 1600">
          <text:p/>
        </draw:connector>
        <draw:connector draw:style-name="gr12" draw:text-style-name="P10" draw:layer="ConfigLayout" draw:type="line" svg:x1="5.2cm" svg:y1="35.581cm" svg:x2="7.001cm" svg:y2="35.182cm" draw:start-shape="id31" draw:start-glue-point="10" draw:end-shape="id34" draw:end-glue-point="6" svg:d="M5200 35581l1801-399" svg:viewBox="0 0 1802 400">
          <text:p text:style-name="P9"><text:span text:style-name="T3">Indexed</text:span></text:p>
        </draw:connector>
        <draw:g xml:id="id38" draw:id="id38">
          <draw:g>
            <draw:custom-shape draw:style-name="gr7" draw:text-style-name="P10" draw:layer="ConfigLayout" svg:width="0.8cm" svg:height="0.3cm" svg:x="8.5cm" svg:y="32.0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5cm" svg:y="32.9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6cm" svg:y="32.931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7.501cm" svg:y1="35.182cm" svg:x2="9.2cm" svg:y2="35.081cm" draw:start-shape="id34" draw:start-glue-point="10" draw:end-shape="id35" draw:end-glue-point="6" svg:d="M7501 35182l1699-101" svg:viewBox="0 0 1700 102">
          <text:p text:style-name="P9"><text:span text:style-name="T3">Transfer</text:span></text:p>
        </draw:connector>
        <draw:connector draw:style-name="gr12" draw:text-style-name="P10" draw:layer="ConfigLayout" draw:type="line" svg:x1="9.7cm" svg:y1="35.081cm" svg:x2="11.5cm" svg:y2="35.081cm" draw:start-shape="id35" draw:start-glue-point="10" draw:end-shape="id36" draw:end-glue-point="6" svg:d="M9700 35081h1800" svg:viewBox="0 0 1801 1">
          <text:p text:style-name="P9"><text:span text:style-name="T3">Transfer</text:span></text:p>
        </draw:connector>
        <draw:connector draw:style-name="gr12" draw:text-style-name="P10" draw:layer="ConfigLayout" draw:type="line" svg:x1="12cm" svg:y1="35.081cm" svg:x2="13.8cm" svg:y2="35.181cm" draw:start-shape="id36" draw:start-glue-point="10" draw:end-shape="id37" draw:end-glue-point="6" svg:d="M12000 35081l1800 100" svg:viewBox="0 0 1801 101">
          <text:p text:style-name="P9"><text:span text:style-name="T3">Transfer</text:span></text:p>
        </draw:connector>
        <draw:connector draw:style-name="gr12" draw:text-style-name="P10" draw:layer="ConfigLayout" draw:type="line" svg:x1="14.3cm" svg:y1="35.181cm" svg:x2="16.5cm" svg:y2="35.281cm" draw:start-shape="id37" draw:start-glue-point="10" draw:end-shape="id32" draw:end-glue-point="6" svg:d="M14300 35181l2200 100" svg:viewBox="0 0 2201 101">
          <text:p text:style-name="P9"><text:span text:style-name="T3">Transfer</text:span></text:p>
        </draw:connector>
        <draw:connector draw:style-name="gr13" draw:text-style-name="P7" draw:layer="ConfigLayout" draw:type="line" svg:x1="10.15cm" svg:y1="33.231cm" svg:x2="9.45cm" svg:y2="34.831cm" draw:start-shape="id38" draw:start-glue-point="2" draw:end-shape="id35" draw:end-glue-point="4" svg:d="M10150 33231l-700 1600" svg:viewBox="0 0 701 1601">
          <text:p/>
        </draw:connector>
        <draw:connector draw:style-name="gr13" draw:text-style-name="P7" draw:layer="ConfigLayout" draw:type="line" svg:x1="13.85cm" svg:y1="33.533cm" svg:x2="11.75cm" svg:y2="34.831cm" draw:start-shape="id39" draw:start-glue-point="2" draw:end-shape="id36" draw:end-glue-point="4" svg:d="M13850 33533l-2100 1298" svg:viewBox="0 0 2101 1299">
          <text:p/>
        </draw:connector>
        <draw:connector draw:style-name="gr13" draw:text-style-name="P7" draw:layer="ConfigLayout" draw:type="line" svg:x1="17.65cm" svg:y1="33.333cm" svg:x2="14.05cm" svg:y2="34.931cm" draw:start-shape="id40" draw:start-glue-point="2" draw:end-shape="id37" svg:d="M17650 33333l-3600 1598" svg:viewBox="0 0 3601 1599">
          <text:p/>
        </draw:connector>
        <draw:connector draw:style-name="gr13" draw:text-style-name="P7" draw:layer="ConfigLayout" draw:type="line" svg:x1="21.25cm" svg:y1="34.031cm" svg:x2="17cm" svg:y2="35.281cm" draw:start-shape="id41" draw:start-glue-point="2" draw:end-shape="id32" draw:end-glue-point="10" svg:d="M21250 34031l-4250 1250" svg:viewBox="0 0 4251 1251">
          <text:p/>
        </draw:connector>
        <draw:g xml:id="id40" draw:id="id40">
          <draw:g>
            <draw:custom-shape draw:style-name="gr7" draw:text-style-name="P10" draw:layer="ConfigLayout" svg:width="0.8cm" svg:height="0.3cm" svg:x="16cm" svg:y="32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cm" svg:y="33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7.1cm" svg:y="33.033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7" draw:text-style-name="P10" draw:layer="ConfigLayout" svg:width="0.8cm" svg:height="0.3cm" svg:x="19.6cm" svg:y="32.8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9.6cm" svg:y="33.7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0.7cm" svg:y="33.731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9" draw:id="id39">
          <draw:g>
            <draw:custom-shape draw:style-name="gr16" draw:text-style-name="P10" draw:layer="ConfigLayout" svg:width="0.8cm" svg:height="0.3cm" svg:x="12.2cm" svg:y="32.3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331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2.2cm" svg:y="32.6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63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2.2cm" svg:y="32.9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4.4cm" svg:y="33.23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2cm" svg:y="33.233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33.2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21.697cm" svg:y1="67.471cm" svg:x2="9.45cm" svg:y2="35.331cm" draw:start-shape="id2" draw:start-glue-point="6" draw:end-shape="id35" draw:end-glue-point="8" svg:d="M21697 67471l-12247-32140" svg:viewBox="0 0 12248 32141">
          <text:p/>
        </draw:connector>
        <draw:connector draw:style-name="gr27" draw:text-style-name="P7" draw:layer="ConfigLayout" draw:type="line" svg:x1="21.697cm" svg:y1="67.471cm" svg:x2="14.05cm" svg:y2="35.431cm" draw:start-shape="id2" draw:start-glue-point="6" draw:end-shape="id37" draw:end-glue-point="8" svg:d="M21697 67471l-7647-32040" svg:viewBox="0 0 7648 32041">
          <text:p/>
        </draw:connector>
        <draw:connector draw:style-name="gr27" draw:text-style-name="P7" draw:layer="ConfigLayout" draw:type="line" svg:x1="21.697cm" svg:y1="67.471cm" svg:x2="16.75cm" svg:y2="35.531cm" draw:start-shape="id2" draw:start-glue-point="6" draw:end-shape="id32" draw:end-glue-point="8" svg:d="M21697 67471l-4947-31940" svg:viewBox="0 0 4948 31941">
          <text:p/>
        </draw:connector>
        <draw:custom-shape draw:style-name="gr5" draw:text-style-name="P6" xml:id="id34" draw:id="id34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5" draw:id="id35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17cm" svg:y1="35.281cm" svg:x2="45.194cm" svg:y2="67.47cm" draw:start-shape="id32" draw:start-glue-point="10" draw:end-shape="id7" draw:end-glue-point="4" svg:d="M17000 35281c23542 0 9446 32189 28194 32189" svg:viewBox="0 0 28195 32190">
          <text:p text:style-name="P9"><text:span text:style-name="T3">ResetValue</text:span></text:p>
        </draw:connector>
        <draw:connector draw:style-name="gr15" draw:text-style-name="P10" draw:layer="ConfigLayout" draw:type="curve" svg:x1="14.227cm" svg:y1="35.358cm" svg:x2="46.246cm" svg:y2="68.972cm" draw:start-shape="id37" draw:start-glue-point="9" draw:end-shape="id8" draw:end-glue-point="4" svg:d="M14227 35358c0 25266 32019 8459 32019 33614" svg:viewBox="0 0 32020 33615">
          <text:p text:style-name="P9"><text:span text:style-name="T3">ResetValue</text:span></text:p>
        </draw:connector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6.817cm" svg:y="46.902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44.489cm" svg:y="44.2cm" svg:viewBox="0 0 9722 7480" draw:points="0,7480 9722,7480 4858,0">
            <text:p/>
          </draw:polygon>
          <draw:custom-shape draw:style-name="gr4" draw:text-style-name="P5" draw:layer="layout" svg:width="0.486cm" svg:height="0.5cm" svg:x="44.1cm" svg:y="5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4.114cm" svg:y="5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107cm" svg:y="4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6.874cm">
            <draw:text-box>
              <text:p text:style-name="P2"><text:span text:style-name="T1">ToMid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13.985cm" svg:y="4.1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1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3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11.774cm" svg:y1="49.305cm" svg:x2="13.797cm" svg:y2="11.771cm" draw:start-shape="id25" draw:start-glue-point="5" draw:end-shape="id42" draw:end-glue-point="6" svg:d="M11774 49305c0-28053 2023-9286 2023-37534" svg:viewBox="0 0 2024 37535">
          <text:p/>
        </draw:connector>
        <draw:connector draw:style-name="gr28" draw:text-style-name="P14" draw:layer="layout" draw:type="curve" svg:x1="26.15cm" svg:y1="43.8cm" svg:x2="44.301cm" svg:y2="51.799cm" draw:start-shape="id43" draw:start-glue-point="8" draw:end-shape="id44" draw:end-glue-point="6" svg:d="M26150 43800c0 5333 6050 7999 18151 7999" svg:viewBox="0 0 18152 8000">
          <text:p/>
        </draw:connector>
        <draw:connector draw:style-name="gr28" draw:text-style-name="P14" draw:layer="layout" draw:type="curve" svg:x1="28.4cm" svg:y1="43.35cm" svg:x2="37.901cm" svg:y2="38.899cm" draw:start-shape="id26" draw:start-glue-point="10" draw:end-shape="id45" draw:end-glue-point="4" svg:d="M28400 43350c6976 0 2226-4451 9501-4451" svg:viewBox="0 0 9502 4452">
          <text:p/>
        </draw:connector>
        <draw:custom-shape draw:style-name="gr29" draw:text-style-name="P16" draw:layer="ConfigLayout" svg:width="58.004cm" svg:height="28.228cm" svg:x="0.996cm" svg:y="0.872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6" draw:text-style-name="P10" draw:layer="ConfigLayout" svg:width="0.8cm" svg:height="0.3cm" svg:x="33.5cm" svg:y="36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6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7cm" svg:y="36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904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6.8cm" svg:y1="36.753cm" svg:x2="37.901cm" svg:y2="38.899cm" draw:start-shape="id46" draw:start-glue-point="1" draw:end-shape="id45" draw:end-glue-point="4" svg:d="M36800 36753l1101 2146" svg:viewBox="0 0 1102 2147">
          <text:p/>
        </draw:connector>
        <draw:connector draw:style-name="gr13" draw:text-style-name="P7" draw:layer="ConfigLayout" draw:type="line" svg:x1="45.6cm" svg:y1="30.149cm" svg:x2="42.95cm" svg:y2="30.8cm" draw:start-shape="id47" draw:start-glue-point="3" draw:end-shape="id45" svg:d="M45600 30149l-2650 651" svg:viewBox="0 0 2651 652">
          <text:p/>
        </draw:connector>
        <draw:connector draw:style-name="gr13" draw:text-style-name="P7" draw:layer="ConfigLayout" draw:type="line" svg:x1="50.1cm" svg:y1="37.951cm" svg:x2="47.999cm" svg:y2="38.899cm" draw:start-shape="id48" draw:end-shape="id45" draw:end-glue-point="5" svg:d="M50100 37951l-2101 948" svg:viewBox="0 0 2102 949">
          <text:p/>
        </draw:connector>
        <draw:connector draw:style-name="gr13" draw:text-style-name="P7" draw:layer="ConfigLayout" draw:type="line" svg:x1="42.35cm" svg:y1="50.402cm" svg:x2="44.301cm" svg:y2="51.799cm" draw:start-shape="id49" draw:start-glue-point="2" draw:end-shape="id44" draw:end-glue-point="6" svg:d="M42350 50402l1951 1397" svg:viewBox="0 0 1952 1398">
          <text:p/>
        </draw:connector>
        <draw:connector draw:style-name="gr13" draw:text-style-name="P7" draw:layer="ConfigLayout" draw:type="line" svg:x1="52.4cm" svg:y1="43.001cm" svg:x2="49.398cm" svg:y2="44cm" draw:start-shape="id50" draw:start-glue-point="3" draw:end-shape="id44" draw:end-glue-point="5" svg:d="M52400 43001l-3002 999" svg:viewBox="0 0 3003 1000">
          <text:p/>
        </draw:connector>
        <draw:g xml:id="id51" draw:id="id51">
          <draw:g>
            <draw:custom-shape draw:style-name="gr16" draw:text-style-name="P10" draw:layer="ConfigLayout" svg:width="0.8cm" svg:height="0.3cm" svg:x="55.6cm" svg:y="50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4cm" svg:y="50.7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6cm" svg:y="51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7.8cm" svg:y="51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6cm" svg:y="51.3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7cm" svg:y="51.3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5.6cm" svg:y1="51.151cm" svg:x2="54.398cm" svg:y2="51.798cm" draw:start-shape="id51" draw:start-glue-point="3" draw:end-shape="id44" draw:end-glue-point="4" svg:d="M55600 51151l-1202 647" svg:viewBox="0 0 1203 648">
          <text:p/>
        </draw:connector>
        <draw:connector draw:style-name="gr13" draw:text-style-name="P7" draw:layer="ConfigLayout" draw:type="line" svg:x1="25.5cm" svg:y1="10.699cm" svg:x2="23.894cm" svg:y2="11.77cm" draw:start-shape="id52" draw:start-glue-point="3" draw:end-shape="id42" draw:end-glue-point="4" svg:d="M25500 10699l-1606 1071" svg:viewBox="0 0 1607 1072">
          <text:p/>
        </draw:connector>
        <draw:g xml:id="id53" draw:id="id53">
          <draw:g>
            <draw:custom-shape draw:style-name="gr16" draw:text-style-name="P10" draw:layer="ConfigLayout" svg:width="0.8cm" svg:height="0.3cm" svg:x="10.996cm" svg:y="9.9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.796cm" svg:y="9.97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0.996cm" svg:y="9.97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ConfigLayout" draw:type="line" svg:x1="12.646cm" svg:y1="10.272cm" svg:x2="13.797cm" svg:y2="11.771cm" draw:start-shape="id53" draw:start-glue-point="2" draw:end-shape="id42" draw:end-glue-point="6" svg:d="M12646 10272l1151 1499" svg:viewBox="0 0 1152 1500">
          <text:p/>
        </draw:connector>
        <draw:g>
          <draw:g>
            <draw:custom-shape draw:style-name="gr31" draw:text-style-name="P10" draw:layer="ConfigLayout" svg:width="3.395cm" svg:height="0.3cm" svg:x="28.696cm" svg:y="71.874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0" draw:layer="ConfigLayout" svg:width="10.605cm" svg:height="0.3cm" svg:x="32.091cm" svg:y="71.872cm">
              <text:p text:style-name="P9"><text:span text:style-name="T3">Env,QMSensor,QMVariables,ToMidPosition,ToTargetPosition,AtomOffset,LaserXAccel,LaserXVelocity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10" draw:layer="ConfigLayout" svg:width="1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6.9cm" svg:y="48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6.9cm" svg:y="49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cm" svg:y="49.033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0.2cm" svg:y1="48.732cm" svg:x2="11.7cm" svg:y2="49.481cm" draw:start-shape="id54" draw:start-glue-point="1" svg:d="M10200 48732l1500 749" svg:viewBox="0 0 1501 750">
          <text:p/>
        </draw:connector>
        <draw:connector draw:style-name="gr13" draw:text-style-name="P7" draw:layer="layout" draw:type="line" svg:x1="21.697cm" svg:y1="67.471cm" svg:x2="12.128cm" svg:y2="49.659cm" draw:start-shape="id2" draw:start-glue-point="6" draw:end-shape="id25" draw:end-glue-point="9" svg:d="M21697 67471l-9569-17812" svg:viewBox="0 0 9570 17813">
          <text:p/>
        </draw:connector>
        <draw:connector draw:style-name="gr13" draw:text-style-name="P7" draw:layer="layout" draw:type="line" svg:x1="24.399cm" svg:y1="43.93cm" svg:x2="25.9cm" svg:y2="43.55cm" draw:start-shape="id19" draw:start-glue-point="4" draw:end-shape="id43" draw:end-glue-point="6" svg:d="M24399 43930l1501-380" svg:viewBox="0 0 1502 381">
          <text:p/>
        </draw:connector>
        <draw:custom-shape draw:style-name="gr5" draw:text-style-name="P6" xml:id="id26" draw:id="id26" draw:layer="layout" svg:width="0.5cm" svg:height="0.5cm" svg:x="27.9cm" svg:y="4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9.95cm" svg:y1="40.8cm" svg:x2="28.15cm" svg:y2="43.1cm" draw:start-shape="id55" draw:start-glue-point="2" draw:end-shape="id26" draw:end-glue-point="4" svg:d="M29950 40800l-1800 2300" svg:viewBox="0 0 1801 2301">
          <text:p/>
        </draw:connector>
        <draw:g xml:id="id55" draw:id="id55">
          <draw:g>
            <draw:custom-shape draw:style-name="gr16" draw:text-style-name="P10" draw:layer="layout" svg:width="0.8cm" svg:height="0.3cm" svg:x="28.3cm" svg:y="38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698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8.3cm" svg:y="3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9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8.3cm" svg:y="39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0.5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3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6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0.5cm" svg:y="40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5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5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21.9cm" svg:y="37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298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9cm" svg:y="37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5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9cm" svg:y="37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4.1cm" svg:y="3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5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5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8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8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4.1cm" svg:y="39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9.1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9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23.55cm" svg:y1="39.4cm" svg:x2="24.399cm" svg:y2="43.93cm" draw:start-shape="id56" draw:start-glue-point="2" draw:end-shape="id19" draw:end-glue-point="4" svg:d="M23550 39400l849 4530" svg:viewBox="0 0 850 4531">
          <text:p/>
        </draw:connector>
        <draw:connector draw:style-name="gr28" draw:text-style-name="P14" draw:layer="layout" draw:type="curve" svg:x1="47.999cm" svg:y1="38.899cm" svg:x2="49.35cm" svg:y2="43.7cm" draw:start-shape="id45" draw:start-glue-point="5" draw:end-shape="id44" draw:end-glue-point="0" svg:d="M47999 38899c0 3753 1351 1353 1351 4801" svg:viewBox="0 0 1352 4802">
          <text:p/>
        </draw:connector>
        <draw:custom-shape draw:style-name="gr34" draw:text-style-name="P16" draw:layer="ConfigLayout" svg:width="58.004cm" svg:height="20.3cm" svg:x="0.996cm" svg:y="54.172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ConfigLayout" svg:width="58.004cm" svg:height="25.1cm" svg:x="0.996cm" svg:y="29.072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23.894cm" svg:y1="11.77cm" svg:x2="32.8cm" svg:y2="15.95cm" draw:start-shape="id42" draw:start-glue-point="4" draw:end-shape="id57" draw:end-glue-point="6" svg:d="M23894 11770c6832 0 2380 4180 8906 4180" svg:viewBox="0 0 8907 4181">
          <text:p/>
        </draw:connector>
        <draw:connector draw:style-name="gr12" draw:text-style-name="P10" draw:layer="layout" draw:type="line" svg:x1="12.201cm" svg:y1="49.482cm" svg:x2="24.399cm" svg:y2="43.93cm" draw:start-shape="id25" draw:start-glue-point="10" draw:end-shape="id19" draw:end-glue-point="4" svg:d="M12201 49482l12198-5552" svg:viewBox="0 0 12199 5553">
          <text:p text:style-name="P9"><text:span text:style-name="T3">Initial</text:span></text:p>
        </draw:connector>
        <draw:g xml:id="id27" draw:id="id27">
          <draw:g>
            <draw:custom-shape draw:style-name="gr16" draw:text-style-name="P10" draw:layer="layout" svg:width="0.8cm" svg:height="0.3cm" svg:x="24.2cm" svg:y="22.9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5cm" svg:y="22.902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4.2cm" svg:y="23.2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6.4cm" svg:y="23.50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4.2cm" svg:y="23.504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5.3cm" svg:y="23.50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8" draw:id="id58">
          <draw:g>
            <draw:custom-shape draw:style-name="gr16" draw:text-style-name="P10" draw:layer="layout" svg:width="0.8cm" svg:height="0.3cm" svg:x="35.8cm" svg:y="17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6.6cm" svg:y="17.4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5.8cm" svg:y="17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8cm" svg:y="18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8.3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3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8cm" svg:y="18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8.0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0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35.8cm" svg:y="18.6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8.9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9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9.2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9.2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9.5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9.5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6" draw:text-style-name="P10" draw:layer="layout" svg:width="3.3cm" svg:height="2.4cm" svg:x="35.8cm" svg:y="17.402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layout" draw:type="line" svg:x1="35.8cm" svg:y1="18.601cm" svg:x2="33.001cm" svg:y2="18.303cm" draw:start-shape="id58" draw:start-glue-point="3" draw:end-shape="id28" draw:end-glue-point="6" svg:d="M35800 18601l-2799-298" svg:viewBox="0 0 2800 299">
          <text:p/>
        </draw:connector>
        <draw:connector draw:style-name="gr13" draw:text-style-name="P7" draw:layer="layout" draw:type="line" svg:x1="39.8cm" svg:y1="25.153cm" svg:x2="38.099cm" svg:y2="26.101cm" draw:start-shape="id59" draw:end-shape="id28" draw:end-glue-point="5" svg:d="M39800 25153l-1701 948" svg:viewBox="0 0 1702 949">
          <text:p/>
        </draw:connector>
        <draw:connector draw:style-name="gr28" draw:text-style-name="P14" draw:layer="layout" draw:type="curve" svg:x1="38.099cm" svg:y1="26.101cm" svg:x2="42.95cm" svg:y2="30.8cm" draw:start-shape="id28" draw:start-glue-point="5" draw:end-shape="id45" draw:end-glue-point="0" svg:d="M38099 26101c0 3676 4851 1327 4851 4699" svg:viewBox="0 0 4852 4700">
          <text:p/>
        </draw:connector>
        <draw:connector draw:style-name="gr15" draw:text-style-name="P10" draw:layer="ConfigLayout" draw:type="curve" draw:line-skew="18.37cm" svg:x1="23.447cm" svg:y1="69.373cm" svg:x2="42.901cm" svg:y2="31.101cm" draw:start-shape="id5" draw:start-glue-point="4" draw:end-shape="id45" draw:end-glue-point="6" svg:d="M23447 69373c0-31056 19454-11920 19454-38272" svg:viewBox="0 0 19455 38273">
          <text:p text:style-name="P9"><text:span text:style-name="T3">Reset</text:span></text:p>
        </draw:connector>
        <draw:connector draw:style-name="gr37" draw:text-style-name="P14" draw:layer="layout" draw:type="curve" svg:x1="12.751cm" svg:y1="47.232cm" svg:x2="28.001cm" svg:y2="26.101cm" draw:start-shape="id22" draw:start-glue-point="4" draw:end-shape="id28" draw:end-glue-point="4" svg:d="M12751 47232c0-15696 15250-5131 15250-21131" svg:viewBox="0 0 15251 21132">
          <text:p text:style-name="P9"><text:span text:style-name="T8">1</text:span></text:p>
        </draw:connector>
        <draw:connector draw:style-name="gr37" draw:text-style-name="P14" draw:layer="layout" draw:type="curve" svg:x1="11.951cm" svg:y1="49.232cm" svg:x2="28.001cm" svg:y2="26.101cm" draw:start-shape="id25" draw:start-glue-point="4" draw:end-shape="id28" draw:end-glue-point="4" svg:d="M11951 49232c0-17196 16050-5631 16050-23131" svg:viewBox="0 0 16051 23132">
          <text:p text:style-name="P9"><text:span text:style-name="T8">0</text:span></text:p>
        </draw:connector>
        <draw:connector draw:style-name="gr15" draw:text-style-name="P10" draw:layer="ConfigLayout" draw:type="curve" svg:x1="23.447cm" svg:y1="69.373cm" svg:x2="38.099cm" svg:y2="26.101cm" draw:start-shape="id5" draw:start-glue-point="4" draw:end-shape="id28" draw:end-glue-point="5" svg:d="M23447 69373c0-32302 14652-10667 14652-43272" svg:viewBox="0 0 14653 43273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7.999cm" svg:y2="38.899cm" draw:start-shape="id5" draw:start-glue-point="4" draw:end-shape="id45" draw:end-glue-point="5" svg:d="M23447 69373c0-22704 24552-7467 24552-30474" svg:viewBox="0 0 24553 30475">
          <text:p text:style-name="P9"><text:span text:style-name="T3">Reset</text:span></text:p>
        </draw:connector>
        <draw:connector draw:style-name="gr28" draw:text-style-name="P14" draw:layer="layout" draw:type="curve" svg:x1="54.398cm" svg:y1="51.798cm" svg:x2="46.246cm" svg:y2="68.972cm" draw:start-shape="id44" draw:start-glue-point="4" draw:end-shape="id8" draw:end-glue-point="4" svg:d="M54398 51798c0 13033-8152 4447-8152 17174" svg:viewBox="0 0 8153 17175">
          <text:p/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8" draw:text-style-name="P8" draw:layer="layout" svg:width="5.549cm" svg:height="4.74cm" svg:x="40.417cm" svg:y="34.002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38.089cm" svg:y="31.3cm" svg:viewBox="0 0 9722 7480" draw:points="0,7480 9722,7480 4858,0">
            <text:p/>
          </draw:polygon>
          <draw:custom-shape draw:style-name="gr4" draw:text-style-name="P5" draw:layer="layout" svg:width="0.486cm" svg:height="0.5cm" svg:x="37.7cm" svg:y="38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714cm" svg:y="3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2.707cm" svg:y="3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2.7cm" svg:y="3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3.103cm" svg:x1="42.901cm" svg:y1="35.499cm" svg:x2="47.999cm" svg:y2="38.899cm" draw:start-shape="id45" draw:start-glue-point="7" draw:end-shape="id45" draw:end-glue-point="5" svg:d="M42901 35499c0 1500 5098-200 5098 3400" svg:viewBox="0 0 5099 3401">
          <text:p/>
        </draw:connector>
        <draw:g xml:id="id60" draw:id="id60">
          <draw:g>
            <draw:custom-shape draw:style-name="gr7" draw:text-style-name="P10" draw:layer="layout" svg:width="0.8cm" svg:height="0.3cm" svg:x="8.1cm" svg:y="46.4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42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8.1cm" svg:y="46.7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7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8.1cm" svg:y="47.0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10.3cm" svg:y="47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.1cm" svg:y="47.3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9.2cm" svg:y="47.331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1.4cm" svg:y1="47.03cm" svg:x2="12.574cm" svg:y2="47.305cm" draw:start-shape="id60" draw:start-glue-point="1" draw:end-shape="id22" draw:end-glue-point="5" svg:d="M11400 47030l1174 275" svg:viewBox="0 0 1175 276">
          <text:p/>
        </draw:connector>
        <draw:g xml:id="id28" draw:id="id2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8" draw:text-style-name="P8" draw:layer="ConfigLayout" svg:width="5.549cm" svg:height="4.74cm" svg:x="30.517cm" svg:y="21.204cm">
            <draw:text-box>
              <text:p text:style-name="P2"><text:span text:style-name="T1"/></text:p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ConfigLayout" svg:width="9.721cm" svg:height="7.479cm" svg:x="28.189cm" svg:y="18.502cm" svg:viewBox="0 0 9722 7480" draw:points="0,7480 9722,7480 4858,0">
            <text:p/>
          </draw:polygon>
          <draw:custom-shape draw:style-name="gr4" draw:text-style-name="P5" draw:layer="ConfigLayout" svg:width="0.486cm" svg:height="0.5cm" svg:x="27.8cm" svg:y="25.8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7.814cm" svg:y="25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2.807cm" svg:y="1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5cm" svg:height="0.5cm" svg:x="32.8cm" svg:y="22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ConfigLayout" draw:type="curve" draw:line-skew="-3.303cm" svg:x1="33.001cm" svg:y1="22.701cm" svg:x2="38.099cm" svg:y2="26.101cm" draw:start-shape="id28" draw:start-glue-point="7" draw:end-shape="id28" draw:end-glue-point="5" svg:d="M33001 22701c0 1200 5098-500 5098 3400" svg:viewBox="0 0 5099 3401">
          <text:p/>
        </draw:connector>
        <draw:g xml:id="id61" draw:id="id61">
          <draw:g>
            <draw:custom-shape draw:style-name="gr16" draw:text-style-name="P10" draw:layer="ConfigLayout" svg:width="0.8cm" svg:height="0.3cm" svg:x="13.2cm" svg:y="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cm" svg:y="2.3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2cm" svg:y="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5.4cm" svg:y="2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2cm" svg:y="2.9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3cm" svg:y="2.902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6.5cm" svg:y1="2.751cm" svg:x2="18.894cm" svg:y2="3.972cm" draw:start-shape="id61" draw:start-glue-point="1" draw:end-shape="id42" draw:end-glue-point="5" svg:d="M16500 2751l2394 1221" svg:viewBox="0 0 2395 1222">
          <text:p/>
        </draw:connector>
        <draw:connector draw:style-name="gr15" draw:text-style-name="P10" draw:layer="layout" draw:type="curve" draw:line-skew="12.445cm" svg:x1="23.447cm" svg:y1="69.373cm" svg:x2="49.398cm" svg:y2="44cm" draw:start-shape="id5" draw:start-glue-point="4" draw:end-shape="id44" draw:end-glue-point="5" svg:d="M23447 69373c0-20593 25951-7907 25951-25373" svg:viewBox="0 0 25952 25374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37.901cm" svg:y2="38.899cm" draw:start-shape="id5" draw:start-glue-point="10" draw:end-shape="id45" draw:end-glue-point="4" svg:d="M23697 69623c10503 0 3401-30724 14204-30724" svg:viewBox="0 0 14205 30725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26.15cm" svg:y2="43.8cm" draw:start-shape="id5" draw:start-glue-point="10" draw:end-shape="id43" draw:end-glue-point="8" svg:d="M23697 69623c1636 0 2453-8607 2453-25823" svg:viewBox="0 0 2454 25824">
          <text:p text:style-name="P9"><text:span text:style-name="T3">Reset</text:span></text:p>
        </draw:connector>
        <draw:custom-shape draw:style-name="gr5" draw:text-style-name="P6" xml:id="id63" draw:id="id63" draw:layer="ConfigLayout" svg:width="0.5cm" svg:height="0.5cm" svg:x="5.8cm" svg:y="7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7.55cm" svg:y1="72.498cm" svg:x2="6.227cm" svg:y2="71.327cm" draw:start-shape="id62" draw:start-glue-point="0" draw:end-shape="id63" draw:end-glue-point="9" svg:d="M7550 72498l-1323-1171" svg:viewBox="0 0 1324 1172">
          <text:p/>
        </draw:connector>
        <draw:g xml:id="id62" draw:id="id62">
          <draw:g>
            <draw:custom-shape draw:style-name="gr16" draw:text-style-name="P10" draw:layer="ConfigLayout" svg:width="0.8cm" svg:height="0.3cm" svg:x="5.9cm" svg:y="72.5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4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.9cm" svg:y="72.8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7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.9cm" svg:y="73.1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.1cm" svg:y="73.4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9cm" svg:y="73.4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cm" svg:y="73.4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.873cm" svg:y1="70.973cm" svg:x2="4.498cm" svg:y2="69.772cm" draw:start-shape="id63" draw:start-glue-point="5" draw:end-shape="id64" draw:end-glue-point="3" svg:d="M5873 70973l-1375-1201" svg:viewBox="0 0 1376 1202">
          <text:p/>
        </draw:connector>
        <draw:custom-shape draw:style-name="gr5" draw:text-style-name="P6" xml:id="id43" draw:id="id43" draw:layer="layout" svg:width="0.5cm" svg:height="0.5cm" svg:x="25.9cm" svg:y="4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6.4cm" svg:y1="43.55cm" svg:x2="27.9cm" svg:y2="43.35cm" draw:start-shape="id43" draw:start-glue-point="10" draw:end-shape="id26" draw:end-glue-point="6" svg:d="M26400 43550l1500-200" svg:viewBox="0 0 1501 201">
          <text:p/>
        </draw:connector>
        <draw:g xml:id="id49" draw:id="id49">
          <draw:g>
            <draw:custom-shape draw:style-name="gr16" draw:text-style-name="P10" draw:layer="layout" svg:width="0.8cm" svg:height="0.3cm" svg:x="40.7cm" svg:y="5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5cm" svg:y="50.1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40.7cm" svg:y="50.1cm">
            <text:p/>
            <draw:enhanced-geometry svg:viewBox="0 0 21600 21600" draw:type="rectangle" draw:enhanced-path="M 0 0 L 21600 0 21600 21600 0 21600 0 0 Z N"/>
          </draw:custom-shape>
        </draw:g>
        <draw:g xml:id="id65" draw:id="id65">
          <draw:g>
            <draw:custom-shape draw:style-name="gr16" draw:text-style-name="P10" draw:layer="ConfigLayout" svg:width="0.8cm" svg:height="0.3cm" svg:x="24.387cm" svg:y="3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39.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387cm" svg:y="4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40.1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387cm" svg:y="4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6.587cm" svg:y="4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387cm" svg:y="40.702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487cm" svg:y="40.702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6.037cm" svg:y1="41.002cm" svg:x2="26.15cm" svg:y2="43.3cm" draw:start-shape="id65" draw:end-shape="id43" draw:end-glue-point="4" svg:d="M26037 41002l113 2298" svg:viewBox="0 0 114 2299">
          <text:p/>
        </draw:connector>
        <draw:g xml:id="id1" draw:id="id1">
          <draw:g>
            <draw:custom-shape draw:style-name="gr16" draw:text-style-name="P10" draw:layer="layout" svg:width="0.8cm" svg:height="0.3cm" svg:x="15cm" svg:y="67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3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5cm" svg:y="67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6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5cm" svg:y="67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7.2cm" svg:y="68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502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502cm">
                <text:p text:style-name="P9"><text:span text:style-name="T3">0.1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7.2cm" svg:y="68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9" draw:text-style-name="P10" draw:layer="layout" svg:width="1.8cm" svg:height="0.3cm" svg:x="15cm" svg:y="68.202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4cm" svg:height="0.3cm" svg:x="16.8cm" svg:y="68.2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8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8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80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9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9.1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9.102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2" draw:id="id52">
          <draw:g>
            <draw:custom-shape draw:style-name="gr16" draw:text-style-name="P10" draw:layer="layout" svg:width="0.8cm" svg:height="0.3cm" svg:x="25.5cm" svg:y="10.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6.3cm" svg:y="10.098cm">
              <text:p text:style-name="P9"><text:span text:style-name="T3">DynamicLim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5.5cm" svg:y="10.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7.7cm" svg:y="1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25.5cm" svg:y="11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26.9cm" svg:y="1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7.7cm" svg:y="10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25.5cm" svg:y="10.7cm">
                <text:p text:style-name="P9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26.9cm" svg:y="10.7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9" draw:id="id59">
          <draw:g>
            <draw:custom-shape draw:style-name="gr16" draw:text-style-name="P10" draw:layer="layout" svg:width="0.8cm" svg:height="0.3cm" svg:x="39.8cm" svg:y="24.4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0.6cm" svg:y="24.40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9.8cm" svg:y="24.7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cm" svg:y="25.3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9.8cm" svg:y="25.304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.9cm" svg:y="25.304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cm" svg:y="25.0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9.8cm" svg:y="25.00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.9cm" svg:y="25.004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cm" svg:y="25.604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39.8cm" svg:y="25.604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41.5cm" svg:y="25.604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1.498cm" svg:x="39.8cm" svg:y="24.404cm">
            <text:p/>
            <draw:enhanced-geometry svg:viewBox="0 0 21600 21600" draw:type="rectangle" draw:enhanced-path="M 0 0 L 21600 0 21600 21600 0 21600 0 0 Z N"/>
          </draw:custom-shape>
        </draw:g>
        <draw:g xml:id="id47" draw:id="id47">
          <draw:g>
            <draw:custom-shape draw:style-name="gr16" draw:text-style-name="P10" draw:layer="layout" svg:width="0.8cm" svg:height="0.3cm" svg:x="45.6cm" svg:y="29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4cm" svg:y="29.3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6cm" svg:y="29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7.8cm" svg:y="30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6cm" svg:y="30.3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7cm" svg:y="30.3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8cm" svg:y="30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6cm" svg:y="30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7cm" svg:y="30cm">
                <text:p text:style-name="P9"><text:span text:style-name="T3">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8cm" svg:y="30.6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45.6cm" svg:y="30.6cm">
                <text:p text:style-name="P9"><text:span text:style-name="T3">Ignor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47.3cm" svg:y="30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1.498cm" svg:x="45.6cm" svg:y="29.4cm">
            <text:p/>
            <draw:enhanced-geometry svg:viewBox="0 0 21600 21600" draw:type="rectangle" draw:enhanced-path="M 0 0 L 21600 0 21600 21600 0 21600 0 0 Z N"/>
          </draw:custom-shape>
        </draw:g>
        <draw:g xml:id="id48" draw:id="id48">
          <draw:g>
            <draw:custom-shape draw:style-name="gr16" draw:text-style-name="P10" draw:layer="layout" svg:width="0.8cm" svg:height="0.3cm" svg:x="50.1cm" svg:y="37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37.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37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38.1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2cm" svg:y="38.1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3cm" svg:y="37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37.8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2cm" svg:y="37.802cm">
                <text:p text:style-name="P9"><text:span text:style-name="T3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3cm" svg:y="38.4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50.1cm" svg:y="38.4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51.8cm" svg:y="38.4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1.498cm" svg:x="50.1cm" svg:y="37.202cm">
            <text:p/>
            <draw:enhanced-geometry svg:viewBox="0 0 21600 21600" draw:type="rectangle" draw:enhanced-path="M 0 0 L 21600 0 21600 21600 0 21600 0 0 Z N"/>
          </draw:custom-shape>
        </draw:g>
        <draw:g xml:id="id50" draw:id="id50">
          <draw:g>
            <draw:custom-shape draw:style-name="gr16" draw:text-style-name="P10" draw:layer="layout" svg:width="0.8cm" svg:height="0.3cm" svg:x="52.4cm" svg:y="42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3.2cm" svg:y="42.1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2.4cm" svg:y="42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4.6cm" svg:y="43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43.0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5cm" svg:y="43.0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6cm" svg:y="42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42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5cm" svg:y="42.702cm">
                <text:p text:style-name="P9"><text:span text:style-name="T3">2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6cm" svg:y="43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43.3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5cm" svg:y="43.302cm">
                <text:p text:style-name="P9"><text:span text:style-name="T3">0.00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6cm" svg:y="43.6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1.7cm" svg:height="0.3cm" svg:x="52.4cm" svg:y="43.602cm">
                <text:p text:style-name="P9"><text:span text:style-name="T3">IgnoreInfinity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5cm" svg:height="0.3cm" svg:x="54.1cm" svg:y="43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4" draw:text-style-name="P10" draw:layer="layout" svg:width="3.3cm" svg:height="1.798cm" svg:x="52.4cm" svg:y="42.102cm">
            <text:p/>
            <draw:enhanced-geometry svg:viewBox="0 0 21600 21600" draw:type="rectangle" draw:enhanced-path="M 0 0 L 21600 0 21600 21600 0 21600 0 0 Z N"/>
          </draw:custom-shape>
        </draw:g>
        <draw:g xml:id="id66" draw:id="id6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5.017cm" svg:y="6.302cm">
            <draw:text-box>
              <text:p text:style-name="P2"><text:span text:style-name="T1">ToTarget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42.689cm" svg:y="3.6cm" svg:viewBox="0 0 9722 7480" draw:points="0,7480 9722,7480 4858,0">
            <text:p/>
          </draw:polygon>
          <draw:custom-shape draw:style-name="gr4" draw:text-style-name="P5" draw:layer="layout" svg:width="0.486cm" svg:height="0.5cm" svg:x="42.3cm" svg:y="10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2.314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307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13.149cm" svg:x1="11.774cm" svg:y1="49.305cm" svg:x2="42.501cm" svg:y2="11.199cm" draw:start-shape="id25" draw:start-glue-point="5" draw:end-shape="id66" draw:end-glue-point="6" svg:d="M11774 49305c0-48205 30727-29153 30727-38106" svg:viewBox="0 0 30728 38107">
          <text:p/>
        </draw:connector>
        <draw:custom-shape draw:style-name="gr5" draw:text-style-name="P6" xml:id="id57" draw:id="id57" draw:layer="layout" svg:width="0.5cm" svg:height="0.5cm" svg:x="32.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51.5cm" svg:y1="12.75cm" svg:x2="33.3cm" svg:y2="15.95cm" draw:start-shape="id67" draw:start-glue-point="6" draw:end-shape="id57" draw:end-glue-point="10" svg:d="M51500 12750c-13648 0-4549 3200-18200 3200" svg:viewBox="0 0 18201 3201">
          <text:p/>
        </draw:connector>
        <draw:connector draw:style-name="gr6" draw:text-style-name="P7" draw:layer="layout" draw:type="line" svg:x1="33.05cm" svg:y1="16.2cm" svg:x2="33.05cm" svg:y2="18.002cm" draw:start-shape="id57" draw:start-glue-point="8" draw:end-shape="id28" draw:end-glue-point="0" svg:d="M33050 16200v1802" svg:viewBox="0 0 1 1803">
          <text:p/>
        </draw:connector>
        <draw:connector draw:style-name="gr13" draw:text-style-name="P7" draw:layer="ConfigLayout" draw:type="line" svg:x1="40.55cm" svg:y1="10.202cm" svg:x2="42.501cm" svg:y2="11.199cm" draw:start-shape="id68" draw:start-glue-point="2" draw:end-shape="id66" draw:end-glue-point="6" svg:d="M40550 10202l1951 997" svg:viewBox="0 0 1952 998">
          <text:p/>
        </draw:connector>
        <draw:g xml:id="id68" draw:id="id68">
          <draw:g>
            <draw:custom-shape draw:style-name="gr16" draw:text-style-name="P10" draw:layer="ConfigLayout" svg:width="0.8cm" svg:height="0.3cm" svg:x="38.9cm" svg:y="9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9.7cm" svg:y="9.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8.9cm" svg:y="9.9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ConfigLayout" draw:type="line" svg:x1="44.9cm" svg:y1="2.351cm" svg:x2="47.598cm" svg:y2="3.4cm" draw:start-shape="id69" draw:start-glue-point="1" draw:end-shape="id66" draw:end-glue-point="5" svg:d="M44900 2351l2698 1049" svg:viewBox="0 0 2699 1050">
          <text:p/>
        </draw:connector>
        <draw:g xml:id="id69" draw:id="id69">
          <draw:g>
            <draw:custom-shape draw:style-name="gr16" draw:text-style-name="P10" draw:layer="ConfigLayout" svg:width="0.8cm" svg:height="0.3cm" svg:x="41.6cm" svg:y="1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4cm" svg:y="1.9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6cm" svg:y="2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3.8cm" svg:y="2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6cm" svg:y="2.5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7cm" svg:y="2.502cm">
                <text:p text:style-name="P9"><text:span text:style-name="T3">0.1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4.407cm" svg:y1="9.801cm" svg:x2="52.598cm" svg:y2="11.198cm" draw:start-shape="id70" draw:start-glue-point="3" draw:end-shape="id66" draw:end-glue-point="4" svg:d="M54407 9801l-1809 1397" svg:viewBox="0 0 1810 1398">
          <text:p/>
        </draw:connector>
        <draw:g xml:id="id70" draw:id="id70">
          <draw:g>
            <draw:custom-shape draw:style-name="gr16" draw:text-style-name="P10" draw:layer="ConfigLayout" svg:width="0.8cm" svg:height="0.3cm" svg:x="54.407cm" svg:y="9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207cm" svg:y="9.2cm">
              <text:p text:style-name="P9"><text:span text:style-name="T3">Lim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4.407cm" svg:y="9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6.607cm" svg:y="10.1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ConfigLayout" svg:width="1.4cm" svg:height="0.3cm" svg:x="54.407cm" svg:y="10.1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ConfigLayout" svg:width="0.8cm" svg:height="0.3cm" svg:x="55.807cm" svg:y="10.1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6.607cm" svg:y="9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ConfigLayout" svg:width="1.4cm" svg:height="0.3cm" svg:x="54.407cm" svg:y="9.802cm">
                <text:p text:style-name="P9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ConfigLayout" svg:width="0.8cm" svg:height="0.3cm" svg:x="55.807cm" svg:y="9.802cm">
                <text:p text:style-name="P9"><text:span text:style-name="T3">-0.09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1cm" svg:y1="17.149cm" svg:x2="32.873cm" svg:y2="16.127cm" draw:start-shape="id71" draw:start-glue-point="1" draw:end-shape="id57" draw:end-glue-point="7" svg:d="M31000 17149l1873-1022" svg:viewBox="0 0 1874 1023">
          <text:p/>
        </draw:connector>
        <draw:g xml:id="id72" draw:id="id72">
          <draw:g>
            <draw:custom-shape draw:style-name="gr16" draw:text-style-name="P10" draw:layer="ConfigLayout" svg:width="0.8cm" svg:height="0.3cm" svg:x="54.2cm" svg:y="12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cm" svg:y="12.7cm">
              <text:p text:style-name="P9"><text:span text:style-name="T3">ToTarg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4.2cm" svg:y="13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cm" svg:y="13cm">
              <text:p text:style-name="P9"><text:span text:style-name="T3">ChangeSign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6" xml:id="id67" draw:id="id67" draw:layer="ConfigLayout" svg:width="0.5cm" svg:height="0.5cm" svg:x="5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52.598cm" svg:y1="11.198cm" svg:x2="51.927cm" svg:y2="12.573cm" draw:start-shape="id66" draw:start-glue-point="4" draw:end-shape="id67" draw:end-glue-point="11" svg:d="M52598 11198l-671 1375" svg:viewBox="0 0 672 1376">
          <text:p/>
        </draw:connector>
        <draw:connector draw:style-name="gr13" draw:text-style-name="P7" draw:layer="ConfigLayout" draw:type="line" svg:x1="54.2cm" svg:y1="13.001cm" svg:x2="51.927cm" svg:y2="12.927cm" draw:start-shape="id72" draw:start-glue-point="3" draw:end-shape="id67" draw:end-glue-point="9" svg:d="M54200 13001l-2273-74" svg:viewBox="0 0 2274 75">
          <text:p/>
        </draw:connector>
        <draw:g xml:id="id71" draw:id="id71">
          <draw:g>
            <draw:custom-shape draw:style-name="gr16" draw:text-style-name="P10" draw:layer="ConfigLayout" svg:width="0.8cm" svg:height="0.3cm" svg:x="27.7cm" svg:y="16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8.5cm" svg:y="16.398cm">
              <text:p text:style-name="P9"><text:span text:style-name="T3">Offset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7.7cm" svg:y="16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8.5cm" svg:y="16.698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7.7cm" svg:y="1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9.9cm" svg:y="17.6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7.7cm" svg:y="17.6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8.8cm" svg:y="17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9.9cm" svg:y="17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7.7cm" svg:y="17.3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8.8cm" svg:y="17.3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4T18:31:49.033000000</dc:date>
    <meta:editing-duration>P1DT15H20M2S</meta:editing-duration>
    <meta:editing-cycles>204</meta:editing-cycles>
    <meta:print-date>2017-04-04T17:21:55.668000000</meta:print-date>
    <meta:document-statistic meta:object-count="852"/>
  </office:meta>
</office:document-meta>
</file>